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T1" style:family="text">
      <style:text-properties officeooo:rsid="00184902"/>
    </style:style>
    <style:style style:name="T2" style:family="text">
      <style:text-properties officeooo:rsid="001ac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4"/>
      <text:p text:style-name="P4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3"><text:span text:style-name="T2">A +B =&gt; 2</text:span></text:p>
      <text:p text:style-name="P3"><text:span text:style-name="T2">2 +1 +10 +2 +2 = 17 min </text:span>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06-29T15:04:01.456792577</dc:date>
    <meta:editing-duration>PT49M5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09" meta:character-count="471" meta:non-whitespace-character-count="364"/>
  </office:meta>
</office:document-meta>
</file>